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paragraph-rsid="001d5dd4"/>
    </style:style>
    <style:style style:name="P2" style:family="paragraph" style:parent-style-name="Footer">
      <style:paragraph-properties fo:text-align="end" style:justify-single-word="false"/>
      <style:text-properties style:font-name="Ubuntu" fo:font-size="10pt" fo:font-style="italic" officeooo:rsid="001f448e" officeooo:paragraph-rsid="001f448e" style:font-size-asian="10pt" style:font-style-asian="italic" style:font-size-complex="10pt" style:font-style-complex="italic"/>
    </style:style>
    <style:style style:name="P3" style:family="paragraph" style:parent-style-name="Standard">
      <style:paragraph-properties fo:text-align="justify" style:justify-single-word="false"/>
      <style:text-properties officeooo:paragraph-rsid="00003036"/>
    </style:style>
    <style:style style:name="P4" style:family="paragraph" style:parent-style-name="Standard">
      <style:paragraph-properties fo:text-align="justify" style:justify-single-word="false"/>
      <style:text-properties style:font-name="Liberation Serif" fo:font-size="12pt" fo:font-weight="normal" officeooo:rsid="00253341" officeooo:paragraph-rsid="00003036" style:font-size-asian="12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officeooo:paragraph-rsid="00003036"/>
    </style:style>
    <style:style style:name="P6" style:family="paragraph" style:parent-style-name="Standard" style:list-style-name="L2">
      <style:paragraph-properties fo:text-align="justify" style:justify-single-word="false"/>
      <style:text-properties style:font-name="Liberation Serif" fo:font-size="12pt" fo:font-weight="bold" officeooo:rsid="00253341" officeooo:paragraph-rsid="00003036"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Liberation Serif" fo:font-size="12pt" fo:font-weight="normal" officeooo:rsid="00253341" officeooo:paragraph-rsid="00003036" style:font-size-asian="12pt" style:font-weight-asian="normal" style:font-size-complex="12pt" style:font-weight-complex="normal"/>
    </style:style>
    <style:style style:name="T1" style:family="text">
      <style:text-properties style:font-name="Ubuntu" fo:font-size="10pt" fo:font-style="italic" officeooo:rsid="00208026" style:font-size-asian="10pt" style:font-style-asian="italic" style:font-size-complex="10pt" style:font-style-complex="italic"/>
    </style:style>
    <style:style style:name="T2" style:family="text">
      <style:text-properties style:font-name="Ubuntu" fo:font-size="10pt" fo:font-style="italic" officeooo:rsid="001d5dd4" style:font-size-asian="10pt" style:font-style-asian="italic" style:font-size-complex="10pt" style:font-style-complex="italic"/>
    </style:style>
    <style:style style:name="T3" style:family="text">
      <style:text-properties style:font-name="Ubuntu" fo:font-size="10pt" fo:font-style="italic" officeooo:rsid="0026e4b3" style:font-size-asian="10pt" style:font-style-asian="italic" style:font-size-complex="10pt" style:font-style-complex="italic"/>
    </style:style>
    <style:style style:name="T4" style:family="text">
      <style:text-properties style:font-name="Liberation Serif" fo:font-size="12pt" fo:font-weight="bold" officeooo:rsid="0026e4b3" style:font-size-asian="12pt" style:font-weight-asian="bold" style:font-size-complex="12pt" style:font-weight-complex="bold"/>
    </style:style>
    <style:style style:name="T5" style:family="text">
      <style:text-properties style:font-name="Liberation Serif" fo:font-size="12pt" fo:font-weight="bold" officeooo:rsid="00253341" style:font-size-asian="12pt" style:font-weight-asian="bold" style:font-size-complex="12pt" style:font-weight-complex="bold"/>
    </style:style>
    <style:style style:name="T6" style:family="text">
      <style:text-properties style:font-name="Liberation Serif" fo:font-size="12pt" fo:font-weight="normal" officeooo:rsid="00253341" style:font-size-asian="12pt" style:font-weight-asian="normal" style:font-size-complex="12pt" style:font-weight-complex="normal"/>
    </style:style>
    <style:style style:name="T7" style:family="text">
      <style:text-properties style:font-name="Liberation Serif" fo:font-size="12pt" fo:font-weight="normal" officeooo:rsid="0028360e" style:font-size-asian="12pt" style:font-weight-asian="normal" style:font-size-complex="12pt" style:font-weight-complex="normal"/>
    </style:style>
    <style:style style:name="T8" style:family="text">
      <style:text-properties style:font-name="Liberation Serif" fo:font-size="11pt" fo:font-style="italic" fo:font-weight="normal" officeooo:rsid="00253341" style:font-size-asian="11pt" style:font-style-asian="italic" style:font-weight-asian="normal" style:font-size-complex="11pt" style:font-style-complex="italic" style:font-weight-complex="normal"/>
    </style:style>
    <style:style style:name="T9" style:family="text">
      <style:text-properties style:font-name="Liberation Serif" fo:font-size="11pt" fo:font-style="italic" style:text-underline-style="solid" style:text-underline-width="auto" style:text-underline-color="font-color" fo:font-weight="normal" officeooo:rsid="00253341" style:font-size-asian="11pt" style:font-style-asian="italic" style:font-weight-asian="normal" style:font-size-complex="11pt" style:font-style-complex="italic" style:font-weight-complex="normal"/>
    </style:style>
    <style:style style:name="T10" style:family="text">
      <style:text-properties officeooo:rsid="002836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1818596" text:style-name="L1">
        <text:list-item>
          <text:p text:style-name="P5"><text:span text:style-name="T4">e</text:span><text:span text:style-name="T5">jercicio 1:</text:span><text:span text:style-name="T6"> Implementar un monitor con un único método entrada, que haga que los dos primeros hilos que llamen al mismo sean suspendidos, y el tercero los despierte.<text:line-break/></text:span><text:span text:style-name="T9">Nota</text:span><text:span text:style-name="T8">: Hacer dos implementaciones, una con primitivas y otra con Lock / Condition.</text:span></text:p>
        </text:list-item>
      </text:list>
      <text:p text:style-name="P4"/>
      <text:list xml:id="list225520124238563" text:continue-numbering="true" text:style-name="L1">
        <text:list-item>
          <text:p text:style-name="P5"><text:span text:style-name="T4">e</text:span><text:span text:style-name="T5">jercicio 2:</text:span><text:span text:style-name="T6"> Un hilo genera por si mismo un número aleatorio del 1 al 10, si el mismo es: 1, 3, 5 y 7 queda bloqueado en el grupo impar, si dicho número es: 2, 4, 6 y 8 el hilo queda bloqueado en el grupo par, ahora bien, si el número generado es 9 dicho hilo libera a los hilos </text:span><text:span text:style-name="T7">que hasta al momento están bloqueados en </text:span><text:span text:style-name="T6">el grupo impar y si el número es 10 libera a los hilos </text:span><text:span text:style-name="T7">que hasta el momento están bloqueados en </text:span><text:span text:style-name="T6">el grupo par.</text:span></text:p>
        </text:list-item>
      </text:list>
      <text:p text:style-name="P4"/>
      <text:list xml:id="list225519290695768" text:continue-numbering="true" text:style-name="L1">
        <text:list-item>
          <text:p text:style-name="P5"><text:span text:style-name="T4">e</text:span><text:span text:style-name="T5">jercicio 3:</text:span><text:span text:style-name="T6"> Varios chicos participan de un juego que consiste en poner y sacar una cierta cantidad de bolitas en un frasco, la cantidad no es siempre la misma, y no importa el orden en que los jugadores pongan y sacan, lo importante es que, si un jugador quiere sacar una cierta cantidad de bolitas, y no existe dicha cantidad en el frasco, debe quedar esperando (quizá junto a otros jugadores) a que haya bolitas en el frasco, es decir que otros jugadores pongan bolitas, para luego intentar sacar nuevamente (no importa el orden en que intenten sacar nuevamente).</text:span></text:p>
        </text:list-item>
      </text:list>
      <text:p text:style-name="P4"/>
      <text:list xml:id="list225520195085137" text:continue-numbering="true" text:style-name="L1">
        <text:list-item>
          <text:p text:style-name="P5"><text:span text:style-name="T4">e</text:span><text:span text:style-name="T5">jercicio 4:</text:span><text:span text:style-name="T6"> Un conjunto de hilos llama a un método bloquear(n) de un monitor, donde n es un número entero entre 1 y 10. Todos los hilos que llaman a este método son bloqueados hasta que otro hilo llama al método liberar de dicho monitor. Los hilos bloqueados hasta el momento deben ser liberados en el orden establecido en el parámetro n.</text:span></text:p>
        </text:list-item>
      </text:list>
      <text:p text:style-name="P4"/>
      <text:list xml:id="list225519344883088" text:continue-numbering="true" text:style-name="L1">
        <text:list-item>
          <text:p text:style-name="P5"><text:span text:style-name="T4">e</text:span><text:span text:style-name="T5">jercicio 5:</text:span><text:span text:style-name="T6"> Supongamos que n hilos comparten 3 impresoras, antes de utilizar la impresora se ejecuta pedirImpresora que devuelve el número de impresora asignada. Una vez utilizada la impresora ésta es liberada ejecutando liberarImpresora.</text:span></text:p>
        </text:list-item>
      </text:list>
      <text:p text:style-name="P3"><text:span text:style-name="T6"><text:tab/></text:span><text:span text:style-name="T9">Nota</text:span><text:span text:style-name="T8">: Hacer dos implementaciones, una con primitivas y otra con Lock / Condition.</text:span></text:p>
      <text:p text:style-name="P4"/>
      <text:list xml:id="list1449186227" text:style-name="L2">
        <text:list-item>
          <text:p text:style-name="P6">Extra: Cervecería</text:p>
        </text:list-item>
      </text:list>
      <text:p text:style-name="P4"><text:tab/>En una cervecería se encuentran trabajando dos barman, la misma cuenta con una chopera<text:tab/>que puede llenar un vaso a la vez, 5 vasos, un estante donde se encuentran los vasos vacíos y <text:tab/>otro estante donde se encuentran los vasos llenos. Los clientes (de a uno) agarran<text:tab/>directamente un vaso del estante de los vasos llenos, y una vez que tomo la cerveza deja el<text:tab/>vaso vacío en el estante de los vasos vacíos. Por el contrario, los barman (de a uno) agarran<text:tab/>un vaso vacío del estante de los vacíos, lo llenan, y luego lo colocan en el estante de los<text:tab/>vasos llenos para que se sirvan los clientes. Cada Barman llena 3 vasos y luego se puede<text:tab/>retirar en pa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d5dd4"/>
    </style:style>
    <style:style style:name="MP2" style:family="paragraph" style:parent-style-name="Footer">
      <style:paragraph-properties fo:text-align="end" style:justify-single-word="false"/>
      <style:text-properties style:font-name="Ubuntu" fo:font-size="10pt" fo:font-style="italic" officeooo:rsid="001f448e" officeooo:paragraph-rsid="001f448e" style:font-size-asian="10pt" style:font-style-asian="italic" style:font-size-complex="10pt" style:font-style-complex="italic"/>
    </style:style>
    <style:style style:name="MT1" style:family="text">
      <style:text-properties style:font-name="Ubuntu" fo:font-size="10pt" fo:font-style="italic" officeooo:rsid="00208026" style:font-size-asian="10pt" style:font-style-asian="italic" style:font-size-complex="10pt" style:font-style-complex="italic"/>
    </style:style>
    <style:style style:name="MT2" style:family="text">
      <style:text-properties style:font-name="Ubuntu" fo:font-size="10pt" fo:font-style="italic" officeooo:rsid="001d5dd4" style:font-size-asian="10pt" style:font-style-asian="italic" style:font-size-complex="10pt" style:font-style-complex="italic"/>
    </style:style>
    <style:style style:name="MT3" style:family="text">
      <style:text-properties style:font-name="Ubuntu" fo:font-size="10pt" fo:font-style="italic" officeooo:rsid="0026e4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header>
        <text:p text:style-name="MP1"><text:span text:style-name="MT1">p</text:span><text:span text:style-name="MT2">rogramación concurrente – </text:span><text:span text:style-name="MT1">capitulo </text:span><text:span text:style-name="MT3">6</text:span><text:span text:style-name="MT2"> - práctica</text:span></text:p>
      </style:header>
      <style:footer>
        <text:p text:style-name="MP2">página <text:page-number text:select-page="current">1</text:page-number><text:s/>de <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9T16:15:02.275702981</meta:creation-date>
    <dc:date>2022-05-21T22:55:19.125830831</dc:date>
    <meta:editing-duration>PT4H59M26S</meta:editing-duration>
    <meta:editing-cycles>24</meta:editing-cycles>
    <meta:generator>LibreOffice/6.4.7.2$Linux_X86_64 LibreOffice_project/40$Build-2</meta:generator>
    <meta:document-statistic meta:table-count="0" meta:image-count="0" meta:object-count="0" meta:page-count="1" meta:paragraph-count="10" meta:word-count="480" meta:character-count="2635" meta:non-whitespace-character-count="2167"/>
  </office:meta>
</office:document-meta>
</file>